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20000020F452485A0E82358EF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7cm" svg:height="11.398cm" draw:z-index="0"><draw:image xlink:href="Pictures/10000201000003120000020F452485A0E82358E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2T18:58:54.298408761</meta:creation-date>
    <dc:date>2020-06-02T18:59:30.648413304</dc:date>
    <meta:editing-duration>PT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5.2$Linux_X86_64 LibreOffice_project/30$Build-2</meta:generator>
  </office:meta>
</office:document-meta>
</file>